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31f2e" officeooo:paragraph-rsid="00032e5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u" fo:country="ES" fo:font-weight="bold" officeooo:rsid="00004a44" officeooo:paragraph-rsid="00004a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u" fo:country="ES" fo:font-weight="bold" officeooo:rsid="00004a44" officeooo:paragraph-rsid="00004a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u" fo:country="ES" fo:font-weight="normal" officeooo:rsid="00015358" officeooo:paragraph-rsid="0001535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u" fo:country="ES" fo:font-weight="normal" officeooo:rsid="00015358" officeooo:paragraph-rsid="00031f2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u" fo:country="ES" fo:font-weight="normal" officeooo:rsid="00031f2e" officeooo:paragraph-rsid="00032e5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u" fo:country="ES" fo:font-weight="normal" officeooo:rsid="00032e5e" officeooo:paragraph-rsid="00053d6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u" fo:country="ES" style:text-underline-style="solid" style:text-underline-width="auto" style:text-underline-color="font-color" fo:font-weight="bold" officeooo:rsid="00015358" officeooo:paragraph-rsid="0001535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5358" style:font-weight-asian="normal" style:font-weight-complex="normal"/>
    </style:style>
    <style:style style:name="T3" style:family="text">
      <style:text-properties officeooo:rsid="00031f2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1f2e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officeooo:rsid="00053d6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032e5e" style:font-style-asian="normal" style:font-style-complex="normal"/>
    </style:style>
    <style:style style:name="T10" style:family="text">
      <style:text-properties fo:font-style="normal" style:text-underline-style="none" officeooo:rsid="00053d6e" style:font-style-asian="normal" style:font-style-complex="normal"/>
    </style:style>
    <style:style style:name="T11" style:family="text">
      <style:text-properties fo:font-style="normal" style:text-underline-style="none" fo:font-weight="bold" officeooo:rsid="00053d6e" style:font-style-asian="normal" style:font-weight-asian="bold" style:font-style-complex="normal" style:font-weight-complex="bold"/>
    </style:style>
    <style:style style:name="T12" style:family="text">
      <style:text-properties fo:language="eu" fo:country="ES"/>
    </style:style>
    <style:style style:name="T13" style:family="text">
      <style:text-properties fo:language="eu" fo:country="ES" fo:font-weight="bold" style:font-weight-asian="bold" style:font-weight-complex="bold"/>
    </style:style>
    <style:style style:name="T14" style:family="text">
      <style:text-properties fo:language="eu" fo:country="ES" fo:font-style="italic" style:text-underline-style="none" style:font-style-asian="italic" style:font-style-complex="italic"/>
    </style:style>
    <style:style style:name="T15" style:family="text">
      <style:text-properties fo:language="eu" fo:country="ES" fo:font-style="normal" style:text-underline-style="none" style:font-style-asian="normal" style:font-style-complex="normal"/>
    </style:style>
    <style:style style:name="T16" style:family="text">
      <style:text-properties fo:language="eu" fo:country="ES" fo:font-style="normal" style:text-underline-style="none" officeooo:rsid="00032e5e" style:font-style-asian="normal" style:font-style-complex="normal"/>
    </style:style>
    <style:style style:name="T17" style:family="text">
      <style:text-properties officeooo:rsid="000820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Zerbitzuak<text:span text:style-name="T1"> – 2016/2017 ikasturtea</text:span></text:p>
      <text:p text:style-name="P2"><text:span text:style-name="T1">7. Laborategiko praktika: Web zerbitzuak – SOA</text:span><text:span text:style-name="T2">P</text:span></text:p>
      <text:p text:style-name="P2"><text:span text:style-name="T2"/></text:p>
      <text:p text:style-name="P8">H1: Bezero eta zerbitzariaren</text:p>
      <text:p text:style-name="P4"/>
      <text:p text:style-name="P4"/>
      <text:p text:style-name="P4"/>
      <text:p text:style-name="P5">Ariketa hautazko honetan Credits fitxategian web <text:span text:style-name="T17">orria</text:span> bisitatzen ari zen erabiltzailearen kokalekua eta zerbitzari beraren kokalekua <text:span text:style-name="T17">pantailaratzen</text:span> zen helburua. </text:p>
      <text:p text:style-name="P5"/>
      <text:p text:style-name="P5"/>
      <text:p text:style-name="P5"/>
      <text:p text:style-name="P5">Eginkizun hau gauzatzeko <text:span text:style-name="T3">AJAX erabili dugu. </text:span><text:span text:style-name="T5">Credits.html</text:span><text:span text:style-name="T3">-ean botoi bat jarri dugu eta botoi hau klikatzean AJAX-en bidez Zerbitzari eta Bezeroaren lokalizazioak erakutsi egingo ditu. Hau gauzatu ahal izateko beste 2 fitxategi berri sortu ditugu.</text:span></text:p>
      <text:p text:style-name="P5"/>
      <text:p text:style-name="P1"><text:span text:style-name="T12">Sortu dugun lehenengo fitxategiak </text:span><text:span text:style-name="T13">serverGeolocation.php </text:span><text:span text:style-name="T12">zerbitzariaren lokalizazioa lortzeko erabiliko da. </text:span><text:span text:style-name="T14">$_SERVER['SERVER_ADDR']; </text:span><text:span text:style-name="T15">erabiliz, zerbitzariaren IP-a lortuko dugu eta IP hau <text:s/>“</text:span><text:a xlink:type="simple" xlink:href="http://freegeoip.net/" text:style-name="Internet_20_link" text:visited-style-name="Visited_20_Internet_20_Link">http://freegeoip.net</text:a><text:span text:style-name="T15">” web orriko API-ari bidaliko digu zerbitzariari buruzko informazioa lortzeko. API honek erantzuna JSON modura itzuliko digu beraz</text:span><text:span text:style-name="T14"> json_decode($erantzuna) </text:span><text:span text:style-name="T15">erabiliz array batean gordeko dugu behar dugun zerbitzariaren informazioa. Informazio hau</text:span><text:span text:style-name="T14"> echo() </text:span><text:span text:style-name="T15">baten bidez </text:span><text:span text:style-name="T16">bueltatuko dugun non </text:span><text:span text:style-name="T15">Credits.htm</text:span><text:span text:style-name="T16">l-ko javascript-ak AJAX metodoa erabiliz pantailaratuko duen.</text:span></text:p>
      <text:p text:style-name="P6"><text:span text:style-name="T9"/></text:p>
      <text:p text:style-name="P7"><text:span text:style-name="T8">Erabiltzailearen lokalizazioa lortzeko Credits.html barruan sortutako javascrip-ak </text:span><text:span text:style-name="T6">navigator.geolocation.getCurrentPosition() </text:span><text:span text:style-name="T8">metodoaren bidez </text:span><text:span text:style-name="T10">erabiltzailearen latitudea eta longitudea lortu eta pantailaratuko ditugu. Erabiltzailearen lokalizazioa hobeto erakusteko Google-ren mapak baliatu ditugu. </text:span><text:span text:style-name="T7">Google maps-</text:span><text:span text:style-name="T10">en API-ari esker </text:span><text:span text:style-name="T8">Credits.html-</text:span><text:span text:style-name="T10">an scrip bat jarrita eta </text:span><text:span text:style-name="T11">mapaKargatu.js </text:span><text:span text:style-name="T10">fitxategiarekin erabiltzailearen lokalizazioa mapan jartzea lortu dugu. </text:span><text:span text:style-name="T11">mapaKargatu.js</text:span><text:span text:style-name="T10">-ak bi metodo besterik ez ditu. Lehenengoak mapa ikusteko botoia sakatzean pantailaratzeko erabiltzen da soilik, mapa gordetzeko erabiltzen dugun &lt;div&gt;-a</text:span><text:span text:style-name="T7"> display: block; </text:span><text:span text:style-name="T10">modura pasatuz. Beste metodoa googleren erramientak baliatuz mapa eta maparen kokalekua ezartzeko izango da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9:37:26.933717000</meta:creation-date>
    <dc:date>2016-11-10T20:26:21.651837000</dc:date>
    <meta:editing-duration>PT27M53S</meta:editing-duration>
    <meta:editing-cycles>11</meta:editing-cycles>
    <meta:generator>LibreOffice/5.1.6.2$MacOSX_X86_64 LibreOffice_project/07ac168c60a517dba0f0d7bc7540f5afa45f0909</meta:generator>
    <meta:document-statistic meta:table-count="0" meta:image-count="0" meta:object-count="0" meta:page-count="1" meta:paragraph-count="7" meta:word-count="208" meta:character-count="1831" meta:non-whitespace-character-count="1626"/>
  </office:meta>
</office:document-meta>
</file>